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1" style:family="table">
      <style:table-properties style:width="16.201cm" table:align="left"/>
    </style:style>
    <style:style style:name="Table1.A" style:family="table-column">
      <style:table-column-properties style:column-width="7.294cm"/>
    </style:style>
    <style:style style:name="Table1.B" style:family="table-column">
      <style:table-column-properties style:column-width="8.90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298cm" table:align="left"/>
    </style:style>
    <style:style style:name="Table2.A" style:family="table-column">
      <style:table-column-properties style:column-width="7.197cm"/>
    </style:style>
    <style:style style:name="Table2.B" style:family="table-column">
      <style:table-column-properties style:column-width="9.10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907cm" style:rel-column-width="22772*"/>
    </style:style>
    <style:style style:name="Table4.B" style:family="table-column">
      <style:table-column-properties style:column-width="11.093cm" style:rel-column-width="4276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P1" style:family="paragraph" style:parent-style-name="Standard">
      <style:paragraph-properties fo:text-align="start" style:justify-single-word="false"/>
      <style:text-properties fo:font-size="12pt" fo:font-weight="bold" officeooo:rsid="00133209" officeooo:paragraph-rsid="00133209" style:font-size-asian="10.5pt" style:font-weight-asian="bold" style:font-size-complex="12pt" style:font-weight-complex="bold"/>
    </style:style>
    <style:style style:name="P2" style:family="paragraph" style:parent-style-name="Standard">
      <style:paragraph-properties fo:text-align="start" style:justify-single-word="false"/>
      <style:text-properties fo:font-size="12pt" fo:font-weight="normal" officeooo:rsid="00133209" officeooo:paragraph-rsid="001f7774"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446f8" officeooo:paragraph-rsid="001f7774"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446f8" officeooo:paragraph-rsid="0020337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53af7" officeooo:paragraph-rsid="0020337e"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Times New Roman" fo:font-size="14pt" fo:font-weight="bold" officeooo:rsid="00135784" officeooo:paragraph-rsid="0020337e" style:font-size-asian="12.25pt" style:font-weight-asian="bold" style:font-size-complex="14pt" style:font-weight-complex="bold"/>
    </style:style>
    <style:style style:name="P7" style:family="paragraph" style:parent-style-name="Standard">
      <style:paragraph-properties fo:text-align="center" style:justify-single-word="false"/>
      <style:text-properties style:font-name="Times New Roman" fo:font-size="14pt" fo:font-weight="bold" officeooo:rsid="00126ce4" officeooo:paragraph-rsid="0020337e" style:font-size-asian="12.25pt" style:font-weight-asian="bold" style:font-size-complex="14pt" style:font-weight-complex="bold"/>
    </style:style>
    <style:style style:name="P8" style:family="paragraph" style:parent-style-name="Standard">
      <style:paragraph-properties fo:text-align="center" style:justify-single-word="false"/>
      <style:text-properties style:font-name="Times New Roman" fo:font-size="14pt" fo:font-weight="bold" officeooo:rsid="001f7774" officeooo:paragraph-rsid="0020337e" style:font-size-asian="12.25pt" style:font-weight-asian="bold" style:font-size-complex="14pt" style:font-weight-complex="bold"/>
    </style:style>
    <style:style style:name="P9" style:family="paragraph" style:parent-style-name="Standard">
      <style:paragraph-properties fo:text-align="center" style:justify-single-word="false"/>
      <style:text-properties style:font-name="Times New Roman" fo:font-size="14pt" fo:font-weight="normal" officeooo:rsid="00126ce4" officeooo:paragraph-rsid="0020337e"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officeooo:paragraph-rsid="001f7774"/>
    </style:style>
    <style:style style:name="P11" style:family="paragraph" style:parent-style-name="Table_20_Contents">
      <style:paragraph-properties fo:text-align="start" style:justify-single-word="false"/>
      <style:text-properties officeooo:paragraph-rsid="0022676e"/>
    </style:style>
    <style:style style:name="P12" style:family="paragraph" style:parent-style-name="Table_20_Contents">
      <style:paragraph-properties fo:text-align="start" style:justify-single-word="false"/>
      <style:text-properties fo:font-size="12pt" officeooo:paragraph-rsid="001f7774" style:font-size-asian="10.5pt" style:font-size-complex="12pt"/>
    </style:style>
    <style:style style:name="P13" style:family="paragraph" style:parent-style-name="Table_20_Contents">
      <style:paragraph-properties fo:text-align="start" style:justify-single-word="false"/>
      <style:text-properties fo:font-size="12pt" officeooo:paragraph-rsid="0020337e" style:font-size-asian="10.5pt" style:font-size-complex="12pt"/>
    </style:style>
    <style:style style:name="P14" style:family="paragraph" style:parent-style-name="Table_20_Contents">
      <style:paragraph-properties fo:text-align="start" style:justify-single-word="false"/>
      <style:text-properties fo:font-size="12pt" officeooo:paragraph-rsid="0022676e" style:font-size-asian="10.5pt" style:font-size-complex="12pt"/>
    </style:style>
    <style:style style:name="P15" style:family="paragraph" style:parent-style-name="Table_20_Contents">
      <style:paragraph-properties fo:text-align="start" style:justify-single-word="false"/>
      <style:text-properties fo:font-size="12pt" officeooo:rsid="0020337e" officeooo:paragraph-rsid="0020337e" style:font-size-asian="10.5pt" style:font-size-complex="12pt"/>
    </style:style>
    <style:style style:name="P16" style:family="paragraph" style:parent-style-name="Table_20_Contents">
      <style:paragraph-properties fo:text-align="start" style:justify-single-word="false"/>
      <style:text-properties fo:font-size="12pt" fo:font-weight="normal" officeooo:rsid="0020a019" officeooo:paragraph-rsid="0022676e" style:font-size-asian="10.5pt" style:font-weight-asian="normal" style:font-size-complex="12pt" style:font-weight-complex="normal"/>
    </style:style>
    <style:style style:name="P17" style:family="paragraph" style:parent-style-name="Table_20_Contents">
      <style:paragraph-properties fo:text-align="start" style:justify-single-word="false"/>
      <style:text-properties fo:font-size="12pt" fo:font-weight="bold" officeooo:rsid="0020a019" officeooo:paragraph-rsid="0022676e" style:font-size-asian="10.5pt" style:font-weight-asian="bold" style:font-size-complex="12pt" style:font-weight-complex="bold"/>
    </style:style>
    <style:style style:name="P18" style:family="paragraph" style:parent-style-name="Table_20_Contents">
      <style:paragraph-properties fo:text-align="start" style:justify-single-word="false"/>
      <style:text-properties style:font-name="Times New Roman" fo:font-size="12pt" officeooo:paragraph-rsid="0022676e" style:font-size-asian="12pt" style:font-size-complex="12pt"/>
    </style:style>
    <style:style style:name="P19"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officeooo:rsid="00153af7" officeooo:paragraph-rsid="0020337e" style:font-size-asian="10.5pt" style:font-weight-asian="normal" style:font-size-complex="12pt" style:font-weight-complex="normal"/>
    </style:style>
    <style:style style:name="P20"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officeooo:rsid="0020d5c8" officeooo:paragraph-rsid="0022676e" style:font-size-asian="10.5pt" style:font-weight-asian="normal" style:font-size-complex="12pt" style:font-weight-complex="normal"/>
    </style:style>
    <style:style style:name="P21"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officeooo:paragraph-rsid="0022676e" style:font-size-asian="12pt" style:font-size-complex="12pt"/>
    </style:style>
    <style:style style:name="P22"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officeooo:paragraph-rsid="0022676e"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bold" officeooo:paragraph-rsid="0022676e"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bold" officeooo:rsid="0022676e" officeooo:paragraph-rsid="0022676e"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variant="normal" fo:text-transform="none" fo:color="#000000" style:font-name="Times New Roman" fo:letter-spacing="normal" fo:font-style="normal" fo:font-weight="normal" officeooo:paragraph-rsid="0022676e" style:font-weight-asian="normal" style:font-weight-complex="normal"/>
    </style:style>
    <style:style style:name="P26" style:family="paragraph" style:parent-style-name="Standard">
      <style:paragraph-properties fo:text-align="start" style:justify-single-word="false"/>
      <style:text-properties fo:font-variant="normal" fo:text-transform="none" fo:color="#00a933" style:font-name="Times New Roman" fo:font-size="16pt" fo:letter-spacing="normal" fo:font-style="normal" fo:font-weight="normal" officeooo:rsid="0018b710" officeooo:paragraph-rsid="00243300"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18b710" officeooo:paragraph-rsid="0011d0ad" style:font-size-asian="12pt" style:font-weight-asian="normal" style:font-size-complex="12pt" style:font-weight-complex="normal" loext:padding="0.049cm" loext:border="1.76pt solid #000000"/>
    </style:style>
    <style:style style:name="P28"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18b710" officeooo:paragraph-rsid="0020337e" style:font-size-asian="12pt" style:font-weight-asian="normal" style:font-size-complex="12pt" style:font-weight-complex="normal" loext:padding="0.049cm" loext:border="1.76pt solid #000000"/>
    </style:style>
    <style:style style:name="P29"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18b710" officeooo:paragraph-rsid="0020337e"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133209" officeooo:paragraph-rsid="001f7774"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133209" officeooo:paragraph-rsid="00133209"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1446f8" officeooo:paragraph-rsid="0020337e"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153af7" officeooo:paragraph-rsid="0020337e"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153af7" officeooo:paragraph-rsid="00153af7"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20337e" officeooo:paragraph-rsid="0020337e"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1875c6" officeooo:paragraph-rsid="00153af7"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bold" officeooo:rsid="0018b710" officeooo:paragraph-rsid="0011d0ad"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bold" officeooo:rsid="0018b710" officeooo:paragraph-rsid="00133209"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bold" officeooo:rsid="00133209" officeooo:paragraph-rsid="00133209"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bold" officeooo:rsid="00133209" officeooo:paragraph-rsid="001f7774"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bold" officeooo:rsid="001446f8" officeooo:paragraph-rsid="0020337e"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bold" officeooo:rsid="00153af7" officeooo:paragraph-rsid="00153af7" style:font-size-asian="10.5pt" style:font-weight-asian="bold" style:font-size-complex="12pt" style:font-weight-complex="bold"/>
    </style:style>
    <style:style style:name="P43" style:family="paragraph" style:parent-style-name="Standard">
      <style:paragraph-properties fo:text-align="center" style:justify-single-word="false"/>
      <style:text-properties style:font-name="Times New Roman" fo:font-size="16pt" fo:font-weight="bold" officeooo:rsid="0020337e" officeooo:paragraph-rsid="0020337e" style:font-size-asian="16pt" style:font-weight-asian="bold" style:font-size-complex="16pt" style:font-weight-complex="bold"/>
    </style:style>
    <style:style style:name="T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style:font-name="Times New Roman" fo:font-size="12pt" fo:letter-spacing="normal" fo:font-style="normal" fo:font-weight="normal" officeooo:rsid="0020d5c8"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officeooo:rsid="0022676e"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fo:font-weight="normal" style:font-size-asian="12pt" style:font-size-complex="12pt"/>
    </style:style>
    <style:style style:name="T5" style:family="text">
      <style:text-properties fo:font-variant="normal" fo:text-transform="none" fo:color="#000000" style:font-name="Times New Roman" fo:font-size="12pt" fo:letter-spacing="normal" fo:font-style="normal" fo:font-weight="normal" officeooo:rsid="0022676e"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font-name="Times New Roman" fo:font-size="12pt" fo:letter-spacing="normal" fo:font-style="normal" fo:font-weight="normal" officeooo:rsid="001875c6" style:font-size-asian="10.5pt" style:font-weight-asian="normal" style:font-size-complex="12pt" style:font-weight-complex="normal"/>
    </style:style>
    <style:style style:name="T7" style:family="text">
      <style:text-properties fo:font-variant="normal" fo:text-transform="none" fo:color="#000000" style:font-name="Times New Roman" fo:font-size="12pt" fo:letter-spacing="normal" fo:font-style="normal" fo:font-weight="normal" officeooo:rsid="0020d5c8" style:font-size-asian="10.5pt" style:font-weight-asian="normal" style:font-size-complex="12pt" style:font-weight-complex="normal"/>
    </style:style>
    <style:style style:name="T8" style:family="text">
      <style:text-properties fo:font-variant="normal" fo:text-transform="none" fo:color="#000000" style:font-name="Times New Roman" fo:font-size="12pt" fo:letter-spacing="normal" fo:font-style="normal" fo:font-weight="bold" officeooo:rsid="0020d5c8" style:font-size-asian="10.5pt" style:font-weight-asian="bold" style:font-size-complex="12pt" style:font-weight-complex="bold"/>
    </style:style>
    <style:style style:name="T9" style:family="text">
      <style:text-properties fo:font-variant="normal" fo:text-transform="none" fo:color="#000000" style:font-name="Times New Roman" fo:font-size="12pt" fo:letter-spacing="normal" fo:font-style="normal" fo:font-weight="bold" officeooo:rsid="0020d5c8" style:font-size-asian="12pt" style:font-weight-asian="bold" style:font-size-complex="12pt" style:font-weight-complex="bold"/>
    </style:style>
    <style:style style:name="T10" style:family="text">
      <style:text-properties fo:font-variant="normal" fo:text-transform="none" fo:color="#000000" style:font-name="Times New Roman" fo:font-size="12pt" fo:letter-spacing="normal" fo:font-style="normal" fo:font-weight="bold" officeooo:rsid="0022676e" style:font-size-asian="12pt" style:font-weight-asian="bold" style:font-size-complex="12pt" style:font-weight-complex="bold"/>
    </style:style>
    <style:style style:name="T11" style:family="text">
      <style:text-properties fo:font-variant="normal" fo:text-transform="none" fo:color="#000000" style:font-name="Times New Roman" fo:font-size="12pt" fo:letter-spacing="normal" fo:font-style="normal" style:font-size-asian="12pt" style:font-size-complex="12pt"/>
    </style:style>
    <style:style style:name="T12" style:family="text">
      <style:text-properties fo:font-variant="normal" fo:text-transform="none" fo:color="#000000" style:font-name="Times New Roman" fo:font-size="12pt" fo:letter-spacing="normal" fo:font-style="normal" style:text-underline-style="none" fo:font-weight="normal" officeooo:rsid="0022676e" style:font-size-asian="12pt" style:font-weight-asian="normal" style:font-size-complex="12pt" style:font-weight-complex="normal"/>
    </style:style>
    <style:style style:name="T13" style:family="text">
      <style:text-properties fo:font-variant="normal" fo:text-transform="none" fo:color="#000000" style:font-name="Times New Roman" fo:letter-spacing="normal" fo:font-style="normal"/>
    </style:style>
    <style:style style:name="T14" style:family="text">
      <style:text-properties fo:font-variant="normal" fo:text-transform="none" fo:color="#000000" style:font-name="Times New Roman" fo:letter-spacing="normal" fo:font-style="normal" fo:font-weight="normal" style:font-weight-asian="normal" style:font-weight-complex="normal"/>
    </style:style>
    <style:style style:name="T15" style:family="text">
      <style:text-properties fo:font-variant="normal" fo:text-transform="none" fo:color="#000000" style:font-name="Times New Roman" fo:letter-spacing="normal" fo:font-style="normal" fo:font-weight="normal" officeooo:rsid="001680e0" style:font-weight-asian="normal" style:font-weight-complex="normal"/>
    </style:style>
    <style:style style:name="T16" style:family="text">
      <style:text-properties fo:font-variant="normal" fo:text-transform="none" fo:color="#000000" style:font-name="Times New Roman" fo:letter-spacing="normal" fo:font-style="normal" fo:font-weight="normal" officeooo:rsid="001875c6" style:font-weight-asian="normal" style:font-weight-complex="normal"/>
    </style:style>
    <style:style style:name="T17" style:family="text">
      <style:text-properties fo:font-variant="normal" fo:text-transform="none" fo:color="#000000" style:font-name="Times New Roman" fo:letter-spacing="normal" fo:font-style="normal" fo:font-weight="normal" officeooo:rsid="0020d5c8" style:font-weight-asian="normal" style:font-weight-complex="normal"/>
    </style:style>
    <style:style style:name="T18" style:family="text">
      <style:text-properties fo:font-variant="normal" fo:text-transform="none" fo:color="#000000" style:font-name="Times New Roman" fo:letter-spacing="normal" fo:font-style="normal" officeooo:rsid="0018b710"/>
    </style:style>
    <style:style style:name="T19" style:family="text">
      <style:text-properties fo:font-variant="normal" fo:text-transform="none" fo:color="#000000" style:font-name="Times New Roman" fo:letter-spacing="normal" fo:font-style="normal" officeooo:rsid="001446f8"/>
    </style:style>
    <style:style style:name="T20" style:family="text">
      <style:text-properties fo:font-variant="normal" fo:text-transform="none" fo:color="#000000" style:font-name="Times New Roman" fo:letter-spacing="normal" fo:font-style="normal" fo:font-weight="bold" officeooo:rsid="0020d5c8" style:font-weight-asian="bold" style:font-weight-complex="bold"/>
    </style:style>
    <style:style style:name="T21" style:family="text">
      <style:text-properties fo:font-variant="normal" fo:text-transform="none" fo:color="#000000" style:font-name="Times New Roman" fo:letter-spacing="normal" fo:font-style="normal" officeooo:rsid="001f7774"/>
    </style:style>
    <style:style style:name="T22" style:family="text">
      <style:text-properties fo:font-variant="normal" fo:text-transform="none" fo:color="#000000" style:font-name="Times New Roman" fo:letter-spacing="normal" fo:font-style="normal" officeooo:rsid="0020337e"/>
    </style:style>
    <style:style style:name="T23" style:family="text">
      <style:text-properties fo:font-variant="normal" fo:text-transform="none" fo:color="#000000" style:font-name="Times New Roman" fo:letter-spacing="normal" fo:language="en" fo:country="IN" fo:font-style="normal"/>
    </style:style>
    <style:style style:name="T24" style:family="text">
      <style:text-properties fo:font-variant="normal" fo:text-transform="none" fo:color="#000000" style:font-name="Times New Roman" fo:letter-spacing="normal" fo:language="en" fo:country="IN" fo:font-style="normal" officeooo:rsid="001c250f"/>
    </style:style>
    <style:style style:name="T25"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26" style:family="text">
      <style:text-properties fo:font-variant="normal" fo:text-transform="none" fo:color="#000000" fo:letter-spacing="normal" fo:font-style="normal" fo:font-weight="normal" style:font-weight-asian="normal" style:font-weight-complex="normal"/>
    </style:style>
    <style:style style:name="T27" style:family="text">
      <style:text-properties fo:font-variant="normal" fo:text-transform="none" fo:color="#d3cfc9" style:font-name="Times New Roman" fo:letter-spacing="normal" fo:font-style="normal" fo:font-weight="normal" officeooo:rsid="0020d5c8" style:font-weight-asian="normal" style:font-weight-complex="normal"/>
    </style:style>
    <style:style style:name="T28" style:family="text">
      <style:text-properties fo:font-variant="normal" fo:text-transform="none" fo:color="#d3cfc9" style:font-name="arial" fo:font-size="9.60000038146973pt" fo:letter-spacing="normal" fo:font-style="normal" fo:font-weight="normal" officeooo:rsid="0020d5c8" style:font-size-asian="12pt" style:font-weight-asian="normal" style:font-size-complex="12pt" style:font-weight-complex="normal"/>
    </style:style>
    <style:style style:name="T29" style:family="text">
      <style:text-properties fo:font-variant="normal" fo:text-transform="none" fo:color="#2a6099" style:font-name="Times New Roman" fo:font-size="12pt" fo:letter-spacing="normal" fo:font-style="normal" style:text-underline-style="none" fo:font-weight="normal" officeooo:rsid="0022676e" style:font-size-asian="12pt" style:font-style-asian="normal" style:font-weight-asian="normal" style:font-size-complex="12pt" style:font-style-complex="normal" style:font-weight-complex="normal"/>
    </style:style>
    <style:style style:name="T30" style:family="text">
      <style:text-properties fo:font-size="12pt" style:font-size-asian="10.5pt" style:font-size-complex="12pt"/>
    </style:style>
    <style:style style:name="T31" style:family="text">
      <style:text-properties fo:font-size="12pt" officeooo:rsid="001f7774" style:font-size-asian="10.5pt" style:font-size-complex="12pt"/>
    </style:style>
    <style:style style:name="T32" style:family="text">
      <style:text-properties fo:font-size="12pt" officeooo:rsid="0020a019" style:font-size-asian="10.5pt" style:font-size-complex="12pt"/>
    </style:style>
    <style:style style:name="T33" style:family="text">
      <style:text-properties fo:font-weight="normal" style:font-weight-asian="normal" style:font-weight-complex="normal"/>
    </style:style>
    <style:style style:name="T34" style:family="text">
      <style:text-properties officeooo:rsid="001f7774"/>
    </style:style>
    <style:style style:name="T35" style:family="text">
      <style:text-properties officeooo:rsid="0020a019"/>
    </style:style>
    <style:style style:name="T36" style:family="text">
      <style:text-properties officeooo:rsid="0022676e"/>
    </style:style>
    <style:style style:name="T37" style:family="text">
      <style:text-properties officeooo:rsid="0022849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le3" table:style-name="Table3">
        <table:table-column table:style-name="Table3.A"/>
        <table:table-row>
          <table:table-cell table:style-name="Table3.A1" office:value-type="string">
            <text:p text:style-name="P28"/>
            <text:p text:style-name="P8"/>
            <text:p text:style-name="P8">INDUSTRIAL TRAINING SYNOPSIS</text:p>
            <text:p text:style-name="P7"/>
            <text:p text:style-name="P7">On</text:p>
            <text:p text:style-name="P7"/>
            <text:p text:style-name="P43">WEB DEVELOPMENT COURSE</text:p>
            <text:p text:style-name="P7"/>
            <text:p text:style-name="P7"/>
            <text:p text:style-name="P7"><text:span text:style-name="T33">Submitted By</text:span> </text:p>
            <text:p text:style-name="P7"/>
            <text:p text:style-name="P7"/>
            <text:p text:style-name="P7">KARTIK VARSHNEY</text:p>
            <text:p text:style-name="P7"><text:span text:style-name="T34">Roll No. : </text:span>181500313</text:p>
            <text:p text:style-name="P7"/>
            <text:p text:style-name="P9"/>
            <text:p text:style-name="P9"/>
            <text:p text:style-name="P9">Department of Computer Engineering and Applications</text:p>
            <text:p text:style-name="P7">Institute of Engineering &amp; Technology</text:p>
            <text:p text:style-name="P7"/>
            <text:p text:style-name="P7"/>
            <text:p text:style-name="P7"><text:bookmark text:name="docs-internal-guid-b7309025-7fff-ecfe-24cd-74562e4969d6"/><text:span text:style-name="T25"><draw:frame draw:style-name="fr1" draw:name="Image1" text:anchor-type="as-char" svg:width="6.35cm" svg:height="6.16cm" draw:z-index="0"><draw:image xlink:href="https://lh6.googleusercontent.com/f3_2zLggxLR8nb4cIddRaAhsEPV3_CWxEF_EFB0hh0WQ8-OzV8isyRETsae6dvsdC5rZ-x1LbVOWT_GqqA6vju6q4sM0jHMMgnJ7I7rm5wpWaZ4sBMuMufX4Siq8KfPK-lwWBaog" xlink:type="simple" xlink:show="embed" xlink:actuate="onLoad" loext:mime-type="image/png"/></draw:frame></text:span><text:s/></text:p>
            <text:p text:style-name="P7"/>
            <text:p text:style-name="P7"/>
            <text:p text:style-name="P6">GLA University </text:p>
            <text:p text:style-name="P6">Mathura – 281406, INDIA</text:p>
            <text:p text:style-name="P6">2020</text:p>
            <text:p text:style-name="P29"/>
            <text:p text:style-name="P28"/>
          </table:table-cell>
        </table:table-row>
      </table:table>
      <text:p text:style-name="P37"/>
      <text:p text:style-name="P37"/>
      <text:p text:style-name="P38"/>
      <text:p text:style-name="P1"><text:soft-page-break/><text:span text:style-name="T18">S</text:span><text:span text:style-name="T13">tudent Information :</text:span></text:p>
      <text:p text:style-name="P39"/>
      <table:table table:name="Table1" table:style-name="Table1">
        <table:table-column table:style-name="Table1.A"/>
        <table:table-column table:style-name="Table1.B"/>
        <table:table-row>
          <table:table-cell table:style-name="Table1.A1" office:value-type="string">
            <text:p text:style-name="P2"><text:span text:style-name="T13">Name : Kartik Var</text:span><text:span text:style-name="T19">s</text:span><text:span text:style-name="T13">hney</text:span></text:p>
          </table:table-cell>
          <table:table-cell table:style-name="Table1.B1" office:value-type="string">
            <text:p text:style-name="P30">University Roll No. : 181500313</text:p>
          </table:table-cell>
        </table:table-row>
        <table:table-row>
          <table:table-cell table:style-name="Table1.A2" office:value-type="string">
            <text:p text:style-name="P30">Mobile : 9808391808</text:p>
          </table:table-cell>
          <table:table-cell table:style-name="Table1.B2" office:value-type="string">
            <text:p text:style-name="P2"><text:span text:style-name="T13"><text:s/>Email : kartik.va</text:span><text:a xlink:type="simple" xlink:href="mailto:rshney_Cs18@gla.ac.in" text:style-name="Internet_20_link" text:visited-style-name="Visited_20_Internet_20_Link"><text:span text:style-name="T23">rshney_</text:span></text:a><text:a xlink:type="simple" xlink:href="mailto:rshney_Cs18@gla.ac.in" text:style-name="Internet_20_link" text:visited-style-name="Visited_20_Internet_20_Link"><text:span text:style-name="T24">c</text:span></text:a><text:a xlink:type="simple" xlink:href="mailto:rshney_Cs18@gla.ac.in" text:style-name="Internet_20_link" text:visited-style-name="Visited_20_Internet_20_Link"><text:span text:style-name="T23">s18@gla.ac.in</text:span></text:a></text:p>
          </table:table-cell>
        </table:table-row>
      </table:table>
      <text:p text:style-name="P39"/>
      <text:p text:style-name="P31"><text:tab/><text:tab/><text:tab/><text:tab/> <text:s text:c="9"/></text:p>
      <text:p text:style-name="P40"/>
      <text:p text:style-name="P40">Information about organization :</text:p>
      <text:p text:style-name="P31"><text:tab/><text:tab/><text:tab/><text:tab/><text:tab/> <text:s text:c="8"/></text:p>
      <table:table table:name="Table2" table:style-name="Table2">
        <table:table-column table:style-name="Table2.A"/>
        <table:table-column table:style-name="Table2.B"/>
        <table:table-row>
          <table:table-cell table:style-name="Table2.A1" office:value-type="string">
            <text:p text:style-name="P30">Organization Name with Full Address</text:p>
          </table:table-cell>
          <table:table-cell table:style-name="Table2.B1" office:value-type="string">
            <text:p text:style-name="P12">Udemy </text:p>
            <text:p text:style-name="P12">udemy inc, San Francisco, California, U.S.</text:p>
          </table:table-cell>
        </table:table-row>
        <table:table-row>
          <table:table-cell table:style-name="Table2.A2" office:value-type="string">
            <text:p text:style-name="P3"><text:span text:style-name="T13">Contact Person : </text:span><text:span text:style-name="T21">Jason Brewer</text:span></text:p>
          </table:table-cell>
          <table:table-cell table:style-name="Table2.B2" office:value-type="string">
            <text:p text:style-name="P12">Name &amp; Designation: IOS/ Web Engineer </text:p>
            <text:p text:style-name="P10"><text:span text:style-name="T31">Mobile /E</text:span><text:span text:style-name="T30">mail : </text:span><text:a xlink:type="simple" xlink:href="https://www.linkedin.com/in/jbrewer3/" text:style-name="Internet_20_link" text:visited-style-name="Visited_20_Internet_20_Link"><text:span text:style-name="T32">Contact Link</text:span></text:a></text:p>
          </table:table-cell>
        </table:table-row>
      </table:table>
      <text:p text:style-name="P31"/>
      <text:p text:style-name="P31"/>
      <text:p text:style-name="P41"/>
      <text:p text:style-name="P41">Project Information : </text:p>
      <text:p text:style-name="P41"/>
      <table:table table:name="Table4" table:style-name="Table4">
        <table:table-column table:style-name="Table4.A"/>
        <table:table-column table:style-name="Table4.B"/>
        <table:table-row>
          <table:table-cell table:style-name="Table4.A1" office:value-type="string">
            <text:p text:style-name="P4"><text:span text:style-name="T13">Title of Project / </text:span><text:span text:style-name="T22">Training</text:span></text:p>
          </table:table-cell>
          <table:table-cell table:style-name="Table4.B1" office:value-type="string">
            <text:p text:style-name="P13">Web Development Masterclass – Full Certification Course</text:p>
          </table:table-cell>
        </table:table-row>
        <table:table-row>
          <table:table-cell table:style-name="Table4.A2" office:value-type="string">
            <text:p text:style-name="P32">Role &amp; Responsibility </text:p>
          </table:table-cell>
          <table:table-cell table:style-name="Table4.B2" office:value-type="string">
            <text:p text:style-name="P15">Student</text:p>
          </table:table-cell>
        </table:table-row>
        <table:table-row>
          <table:table-cell table:style-name="Table4.A2" office:value-type="string">
            <text:p text:style-name="P33">Technical Details</text:p>
          </table:table-cell>
          <table:table-cell table:style-name="Table4.B2" office:value-type="string">
            <text:p text:style-name="P33">Hardware Requirement </text:p>
            <text:p text:style-name="P33"><text:s text:c="17"/>Laptop or Desktop </text:p>
            <text:p text:style-name="P33"><text:tab/> <text:s text:c="4"/>Minimum 4GB of RAM is required</text:p>
            <text:p text:style-name="P33"><text:tab/> <text:s text:c="4"/>Minimum 200MB free space is required</text:p>
            <text:p text:style-name="P33"/>
            <text:p text:style-name="P33">Software Requirement</text:p>
            <text:p text:style-name="P33"><text:s text:c="15"/>Visual Studio Code(VS Code)</text:p>
            <text:p text:style-name="P33"><text:tab/> <text:s text:c="3"/>Google Chrome</text:p>
            <text:p text:style-name="P33"><text:tab/> <text:s text:c="3"/>XAMPP</text:p>
            <text:p text:style-name="P5"><text:span text:style-name="T13"><text:tab/> <text:s text:c="3"/>Git </text:span><text:span text:style-name="T22">and Github</text:span></text:p>
          </table:table-cell>
        </table:table-row>
        <table:table-row>
          <table:table-cell table:style-name="Table4.A2" office:value-type="string">
            <text:p text:style-name="P19">Training Implementation</text:p>
          </table:table-cell>
          <table:table-cell table:style-name="Table4.B2" office:value-type="string">
            <text:p text:style-name="P33">Partial Implemented</text:p>
          </table:table-cell>
        </table:table-row>
        <table:table-row>
          <table:table-cell table:style-name="Table4.A2" office:value-type="string">
            <text:p text:style-name="P33">Training Period</text:p>
          </table:table-cell>
          <table:table-cell table:style-name="Table4.B2" office:value-type="string">
            <text:p text:style-name="P5"><text:span text:style-name="T13">Start Date : </text:span><text:span text:style-name="T22">15 May, 2020</text:span></text:p>
            <text:p text:style-name="P5"><text:span text:style-name="T13">End Date : </text:span><text:span text:style-name="T22">25 June, 2020</text:span></text:p>
            <text:p text:style-name="P35">Duration of Training(in weeks) : 6 weeks </text:p>
          </table:table-cell>
        </table:table-row>
      </table:table>
      <text:p text:style-name="P34"><text:tab/><text:tab/><text:tab/> <text:s text:c="3"/></text:p>
      <text:p text:style-name="P42"/>
      <text:p text:style-name="P42">Summary of the Training Work :</text:p>
      <text:p text:style-name="P42"/>
      <table:table table:name="Table5" table:style-name="Table5">
        <table:table-column table:style-name="Table5.A"/>
        <table:table-row>
          <table:table-cell table:style-name="Table5.A1" office:value-type="string">
            <text:p text:style-name="P17">INTRODUCTION</text:p>
            <text:p text:style-name="P14"/>
            <text:p text:style-name="P14">In this summer training work I register for an Online course from Udemy on Web Development Masterclass Certification Course instructor is from YouAccel an open source platform for learning run by MIT. </text:p>
            <text:p text:style-name="P14"/>
            <text:p text:style-name="P14">In this course I gained a lot of knowledge about the <text:span text:style-name="T35">Web</text:span> Development. This course contains HTML5, CSS3, BootStrap, Java Script, <text:span text:style-name="T35">JQuery, </text:span>PHP and MySQL Database. During this <text:soft-page-break/>Certification course I came to know my abilities to learn new Technologies and also use these technologies in building a project related to these technologies which provide me hands on experience to develop a project. </text:p>
            <text:p text:style-name="P14"/>
            <text:p text:style-name="P17">OBJECTIVE </text:p>
            <text:p text:style-name="P17"/>
            <text:p text:style-name="P16">The main objective of this course is to gain knowledge about Web Development.</text:p>
            <text:p text:style-name="P16"/>
            <text:p text:style-name="P17">AREA OF Computer Science </text:p>
            <text:p text:style-name="P17"/>
            <text:p text:style-name="P16">This project belongs to Web Development area of Computer Science which uses HTML, CSS, JavaScript, JQuery, BootStrap, PHP and MYSQL database.</text:p>
            <text:p text:style-name="P16"/>
            <text:p text:style-name="P17">TECHNOLOGIES LEARNED AND USED </text:p>
            <text:p text:style-name="P17"/>
            <text:p text:style-name="P17">HTML5 : <text:s/><text:span text:style-name="T15">HTML</text:span><text:span text:style-name="T16">(Hyper Text Markup language)</text:span><text:span text:style-name="T15">, in which there are lots of </text:span><text:span text:style-name="T16">different modules. HTML is used for the basic structure of the website and it defines the content of the website to be shown to the user. </text:span><text:span text:style-name="T17">And it links all the pages of same website together.</text:span></text:p>
            <text:p text:style-name="P20"/>
            <text:p text:style-name="P11"><text:span text:style-name="T8">CSS3 : </text:span><text:span text:style-name="T6">CSS(Cascading Style Sheets), it is used to place every attribute of the website to their respective positions, design the website and make it user friendly. </text:span><text:span text:style-name="T7">Also i</text:span><text:span text:style-name="T14">t controls the colours, fonts, and layouts of your website elements.</text:span></text:p>
            <text:p text:style-name="P25"/>
            <text:p text:style-name="P11"><text:span text:style-name="T20">BOOTSTRAP : </text:span><text:span text:style-name="T17">It</text:span><text:span text:style-name="T27"> </text:span><text:span text:style-name="T4">is a potent front-end framework used to create modern websites and web apps. It's open-source and free to use, yet features numerous HTML and CSS templates for UI interface elements such as buttons and forms. Bootstrap also supports JavaScript extensions.</text:span></text:p>
            <text:p text:style-name="P21"/>
            <text:p text:style-name="P11"><text:span text:style-name="T9">JAVASCRIPT :</text:span><text:span text:style-name="T2"> It is a text-based programming language used both on the client-side and server-side that allows you to make web pages interactive. Where HTML and CSS are languages that give structure and style to web pages, JavaScript gives web pages interactive elements that engage a user. </text:span><text:span text:style-name="T1"><text:s/></text:span></text:p>
            <text:p text:style-name="P22"/>
            <text:p text:style-name="P11"><text:span text:style-name="T9">JQUERY : </text:span><text:span text:style-name="T28"><text:s/></text:span><text:span text:style-name="T7">It </text:span><text:span text:style-name="T1">is a lightweight, "write less, do more", JavaScript library. The purpose of jQuery is to make it much easier to use JavaScript on your website. Jquery takes a lot of common tasks that require many lines of JavaScript code to accomplish, and wraps them into methods that you can call with a single line of code. </text:span></text:p>
            <text:p text:style-name="P22"/>
            <text:p text:style-name="P11"><text:span text:style-name="T9">PHP :</text:span><text:span text:style-name="T2"> </text:span><text:span text:style-name="T3">It </text:span><text:span text:style-name="T4">is a server side scripting language. that is used to develop Static websites or Dynamic websites or Web applications. PHP stands for Hypertext Pre-processor, that earlier stood for Personal Home Pages.</text:span><text:span text:style-name="T11"> </text:span></text:p>
            <text:p text:style-name="P22"/>
            <text:p text:style-name="P23">Methodology and Implementation Details </text:p>
            <text:p text:style-name="P23"/>
            <text:p text:style-name="P18"><text:span text:style-name="T26">The project which I develop after this course I used most of the concept that I have learned in this course related to the front end development technologies also with the back end technologies and server side programming using PHP, Bootstrap to make the website more responsive to increase the acceptability of website and to minimize the hardware dependency and use the concept of Software Engineering for the analysis of the problem and Software Requirement, Software Design, also uses the concept of Database to develop the schema and E-R Diagram models. I created 10 small and medium size modules for different work such as connectivity to database, for front end. </text:span><text:soft-page-break/><text:span text:style-name="T26">In this course I mainly focused on the front end part development. </text:span></text:p>
            <text:p text:style-name="P22"/>
            <text:p text:style-name="P24">REFERENCES </text:p>
            <text:p text:style-name="P24"/>
            <text:p text:style-name="P11"><text:span text:style-name="T12"><text:s/></text:span><text:a xlink:type="simple" xlink:href="https://fonts.google.com/" text:style-name="Internet_20_link" text:visited-style-name="Visited_20_Internet_20_Link">Google Fonts</text:a></text:p>
            <text:p text:style-name="P11"><text:span text:style-name="T10"><text:s/></text:span><text:a xlink:type="simple" xlink:href="https://getbootstrap.com/" text:style-name="Internet_20_link" text:visited-style-name="Visited_20_Internet_20_Link"><text:span text:style-name="T29">Bootstrap</text:span></text:a></text:p>
            <text:p text:style-name="P11"><text:span text:style-name="T5"><text:s/></text:span><text:a xlink:type="simple" xlink:href="https://developer.mozilla.org/en-US/docs/Web/HTML" text:style-name="Internet_20_link" text:visited-style-name="Visited_20_Internet_20_Link">HTML and CSS documentation</text:a></text:p>
            <text:p text:style-name="P11"><text:s/><text:a xlink:type="simple" xlink:href="https://developer.mozilla.org/en-US/docs/Web/JavaScript" text:style-name="Internet_20_link" text:visited-style-name="Visited_20_Internet_20_Link"><text:span text:style-name="T36">JavaScript Documentation</text:span></text:a></text:p>
            <text:p text:style-name="P11"><text:s/><text:a xlink:type="simple" xlink:href="https://fontawesome.com/icons?d=gallery" text:style-name="Internet_20_link" text:visited-style-name="Visited_20_Internet_20_Link"><text:span text:style-name="T36">Font Awesome</text:span></text:a></text:p>
            <text:p text:style-name="P11"><text:s/><text:span text:style-name="T37">Google</text:span></text:p>
            <text:p text:style-name="P11"><text:s/></text:p>
          </table:table-cell>
        </table:table-row>
      </table:table>
      <text:p text:style-name="P42"/>
      <text:p text:style-name="P42"/>
      <text:p text:style-name="P3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fo:font-variant="normal" fo:text-transform="none" fo:color="#00a933" style:font-name="Times New Roman" fo:font-size="16pt" fo:letter-spacing="normal" fo:font-style="normal" fo:font-weight="normal" officeooo:rsid="0018b710" officeooo:paragraph-rsid="00243300" style:font-size-asian="16pt" style:font-weight-asian="normal" style:font-size-complex="16pt"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22T13:37:54.143000000</meta:creation-date>
    <dc:date>2020-08-23T22:39:00.712000000</dc:date>
    <meta:editing-duration>PT8H37M6S</meta:editing-duration>
    <meta:editing-cycles>13</meta:editing-cycles>
    <meta:generator>LibreOffice/6.4.5.2$Windows_X86_64 LibreOffice_project/a726b36747cf2001e06b58ad5db1aa3a9a1872d6</meta:generator>
    <meta:document-statistic meta:table-count="5" meta:image-count="1" meta:object-count="0" meta:page-count="4" meta:paragraph-count="73" meta:word-count="710" meta:character-count="4541" meta:non-whitespace-character-count="3771"/>
  </office:meta>
</office:document-meta>
</file>